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purchases, which have line items, which in turn have a reference to a product that's purchased. We'll store all of this data in a standard SQL database, in this case, PostgreSQL. </text:p>
      <text:p text:style-name="Text_20_body">The entities have relationships: a customer can have zero or more purchases. A purchase can have one or more line items, and a line item has a reference to a single product. This sort of data - linked data with shallow record counts - is a natural fit for a relational database. There are other types of databases that are specialized to other types of storage, such as the various NoSQL op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6T13:49:33</dc:date>
    <dc:creator>Josh Long</dc:creator>
    <meta:editing-duration>PT14H05M03S</meta:editing-duration>
    <meta:editing-cycles>29</meta:editing-cycles>
    <meta:generator>OpenOffice.org/3.2$Unix OpenOffice.org_project/320m12$Build-9483</meta:generator>
    <meta:document-statistic meta:table-count="0" meta:image-count="0" meta:object-count="0" meta:page-count="1" meta:paragraph-count="30" meta:word-count="1560" meta:character-count="9248"/>
  </office:meta>
</office:document-meta>
</file>